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1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otential urls</text:p>
          </table:table-cell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My Rating</text:p>
          </table:table-cell>
          <table:table-cell table:style-name="ce1"/>
          <table:table-cell table:style-name="ce1" office:value-type="string" calcext:value-type="string">
            <text:p>Deadlin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ttps://www.gradschools.com/graduate-schools-in-united-states/nebraska/university-nebraska-lincoln-lincoln/plant-systems-biology-1952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gradschools.com/graduate-schools-in-united-states/california/university-california-los-angeles-los-angeles/environmental-science-and-engineering-program-241129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https://rebeccasnell.weebly.com/research.html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Apply anyti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s://rebeccasnell.weebly.com/research.htm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 Berkely</text:p>
          </table:table-cell>
          <table:table-cell office:value-type="string" calcext:value-type="string">
            <text:p>Environmental science, policy, and management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date" office:date-value="2017-12-01" calcext:value-type="date">
            <text:p>12/01/1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C Davis </text:p>
          </table:table-cell>
          <table:table-cell office:value-type="string" calcext:value-type="string">
            <text:p>Environmental Policy and Management</text:p>
          </table:table-cell>
          <table:table-cell office:value-type="string" calcext:value-type="string">
            <text:p>Master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CLA</text:p>
          </table:table-cell>
          <table:table-cell table:style-name="ce2" office:value-type="string" calcext:value-type="string">
            <text:p>Ph.D. in Environment and Sustainability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ttps://cals.arizona.edu/spls/graduate</text:p>
          </table:table-cell>
          <table:table-cell office:value-type="string" calcext:value-type="string">
            <text:p>University of Arizona</text:p>
          </table:table-cell>
          <table:table-cell/>
          <table:table-cell office:value-type="string" calcext:value-type="string">
            <text:p>Ph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date" office:date-value="2017-12-01" calcext:value-type="date">
            <text:p>12/01/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envs.ucsc.edu/graduate/prospective-grads/admission.html</text:p>
          </table:table-cell>
          <table:table-cell office:value-type="string" calcext:value-type="string">
            <text:p>University of Santa Cruz</text:p>
          </table:table-cell>
          <table:table-cell/>
          <table:table-cell office:value-type="string" calcext:value-type="string">
            <text:p>Ph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OTES: Must view faculty pages and make emails and phone calls to one of interes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uisiana State University</text:p>
          </table:table-cell>
          <table:table-cell/>
          <table:table-cell office:value-type="string" calcext:value-type="string">
            <text:p>PhD</text:p>
          </table:table-cell>
          <table:table-cell office:value-type="string" calcext:value-type="string">
            <text:p>?</text:p>
          </table:table-cell>
          <table:table-cell/>
          <table:table-cell table:style-name="ce1" office:value-type="string" calcext:value-type="string">
            <text:p>OCTO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j1 so far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Earth System Science</text:p>
          </table:table-cell>
          <table:table-cell office:value-type="string" calcext:value-type="string">
            <text:p>Ph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date" office:date-value="2017-12-01" calcext:value-type="date">
            <text:p>12/01/17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C Santa Cruz Faculty to get to know, must email and become aquanted with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21:10:26.014048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2:47:29.995585705</meta:creation-date>
    <dc:date>2017-09-12T00:40:26.115130510</dc:date>
    <meta:editing-duration>PT2H4M28S</meta:editing-duration>
    <meta:editing-cycles>2</meta:editing-cycles>
    <meta:generator>LibreOffice/5.1.6.2$Linux_X86_64 LibreOffice_project/10m0$Build-2</meta:generator>
    <meta:document-statistic meta:table-count="1" meta:cell-count="46" meta:object-count="0"/>
  </office:meta>
</office:document-meta>
</file>